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7"/>
      <text:p text:style-name="P3">---------------------------------------------------------------------------</text:p>
      <text:p text:style-name="P8">res free# JVEMV6 37#12.4_1 / 37. miscs / 12. programming / 4. cake_ifm11-with-php / <text:s/>20200108_094400</text:p>
      <text:p text:style-name="P8"/>
      <text:p text:style-name="P3">[do] <text:span text:style-name="T1">#_ </text:span></text:p>
      <text:list xml:id="list8501800402244377010" text:style-name="L1">
        <text:list-item>
          <text:p text:style-name="P15">REVIEW</text:p>
        </text:list-item>
        <text:list-item>
          <text:p text:style-name="P15">TASK-1 : setup → cake</text:p>
          <text:list>
            <text:list-item>
              <text:p text:style-name="P15">T-1.1</text:p>
              <text:list>
                <text:list-item>
                  <text:p text:style-name="P11">start : C:\WORKS_2\Programs\eclipse\eclipse_luna_php</text:p>
                </text:list-item>
                <text:list-item>
                  <text:p text:style-name="P11"><text:span text:style-name="T1">#_ </text:span>eclipse ==&gt; new task</text:p>
                  <text:list>
                    <text:list-item>
                      <text:p text:style-name="P11">37#12_programming/4_cake_ifm11-with-php/1~</text:p>
                    </text:list-item>
                  </text:list>
                </text:list-item>
                <text:list-item>
                  <text:p text:style-name="P11"><text:span text:style-name="T1">#_ </text:span>DUP : controller : FxAdminController.php </text:p>
                  <text:list>
                    <text:list-item>
                      <text:p text:style-name="P15">==&gt; IfmController.php</text:p>
                    </text:list-item>
                  </text:list>
                </text:list-item>
                <text:list-item>
                  <text:p text:style-name="P15"><text:span text:style-name="T1">#_ </text:span>edit</text:p>
                  <text:list>
                    <text:list-item>
                      <text:p text:style-name="P15">class name</text:p>
                    </text:list-item>
                    <text:list-item>
                      <text:p text:style-name="P15">index()</text:p>
                    </text:list-item>
                  </text:list>
                </text:list-item>
                <text:list-item>
                  <text:p text:style-name="P15">TEST : browse ==&gt; should error</text:p>
                  <text:list>
                    <text:list-item>
                      <text:p text:style-name="P15">==&gt; OK</text:p>
                      <text:list>
                        <text:list-item>
                          <text:p text:style-name="P15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T-1.2 : view</text:p>
              <text:list>
                <text:list-item>
                  <text:p text:style-name="P15">DUP : C:\WORKS_2\WS\Eclipse_Luna\Cake_IFM11\app\View\FxAdmin</text:p>
                  <text:list>
                    <text:list-item>
                      <text:p text:style-name="P15">==&gt; Ifm</text:p>
                    </text:list-item>
                    <text:list-item>
                      <text:p text:style-name="P15">edit file ==&gt; index.ctp</text:p>
                    </text:list-item>
                    <text:list-item>
                      <text:p text:style-name="P15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TASK-2 : javascript </text:p>
          <text:list>
            <text:list-item>
              <text:p text:style-name="P15">javascript : lib_ifm.js // <text:soft-page-break/>C:\WORKS_2\WS\Eclipse_Luna\Cake_IFM11\app\webroot\js\</text:p>
              <text:list>
                <text:list-item>
                  <text:p text:style-name="P15">DUP</text:p>
                </text:list-item>
                <text:list-item>
                  <text:p text:style-name="P15">edit</text:p>
                </text:list-item>
                <text:list-item>
                  <text:p text:style-name="P15">view ==&gt; new line</text:p>
                  <text:list>
                    <text:list-item>
                      <text:p text:style-name="P15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TASK-3 : view : index</text:p>
          <text:list>
            <text:list-item>
              <text:list>
                <text:list-item>
                  <text:p text:style-name="P15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5">T-3.1</text:p>
              <text:list>
                <text:list-item>
                  <text:p text:style-name="P15">view : table, tr, td</text:p>
                </text:list-item>
                <text:list-item>
                  <text:p text:style-name="P15">css : new FILE :</text:p>
                  <text:list>
                    <text:list-item>
                      <text:p text:style-name="P15">DUP : libfx.css ==&gt; lib_ifm.css</text:p>
                    </text:list-item>
                    <text:list-item>
                      <text:p text:style-name="P15">view ==&gt; new line</text:p>
                    </text:list-item>
                  </text:list>
                </text:list-item>
              </text:list>
            </text:list-item>
            <text:list-item>
              <text:p text:style-name="P15">T-3.2 : more tags</text:p>
              <text:list>
                <text:list-item>
                  <text:p text:style-name="P15">“&lt;div id="div_IM_Update_Date"&gt;”</text:p>
                </text:list-item>
                <text:list-item>
                  <text:p text:style-name="P15">css : “div_IM_Update_Date”</text:p>
                </text:list-item>
                <text:list-item>
                  <text:p text:style-name="P15">TEST ==&gt; OK</text:p>
                </text:list-item>
                <text:list-item>
                  <text:p text:style-name="P15">css : “ipt_Ifm_Index_Input_Area”</text:p>
                </text:list-item>
              </text:list>
            </text:list-item>
            <text:list-item>
              <text:p text:style-name="P15">T-3.3: tag : table entries</text:p>
              <text:list>
                <text:list-item>
                  <text:p text:style-name="P15">“div_Ifm_Index_Actions__Entries”</text:p>
                </text:list-item>
                <text:list-item>
                  <text:p text:style-name="P15">edit ==&gt; python codes → to php lines</text:p>
                </text:list-item>
                <text:list-item>
                  <text:p text:style-name="P15">controller : dummy array → $lo_Commands</text:p>
                </text:list-item>
                <text:list-item>
                  <text:p text:style-name="P15">css for ==&gt; “tbl_Im_Actions” ==&gt; OK</text:p>
                </text:list-item>
                <text:list-item>
                  <text:p text:style-name="P15">css for ==&gt; “bt_Basic_2_Size20” </text:p>
                  <text:list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1065219854702609615" text:style-name="L18">
        <text:list-item>
          <text:p text:style-name="P18">TASK</text:p>
          <text:list>
            <text:list-item>
              <text:p text:style-name="P18">button actions</text:p>
              <text:list>
                <text:list-item>
                  <text:p text:style-name="P18"><text:soft-page-break/>ref : “ &lt;td id="td_Label_1" name="1) change_file_names.bat"&gt;”</text:p>
                  <text:list>
                    <text:list-item>
                      <text:p text:style-name="P18"><text:a xlink:type="simple" xlink:href="http://127.0.0.1:8000/im/" text:style-name="Internet_20_link" text:visited-style-name="Visited_20_Internet_20_Link">http://127.0.0.1:8000/im/</text:a> </text:p>
                    </text:list-item>
                    <text:list-item>
                      <text:p text:style-name="P18">C:\WORKS_2\WS\WS_Others.prog\prog\D-7\2_2\VIRTUAL\Admin_Projects\im\templates\im\partials\index_table.html</text:p>
                      <text:list>
                        <text:list-item>
                          <text:p text:style-name="P18">&lt;!-- 20200108_104300:tmp --&gt;</text:p>
                        </text:list-item>
                      </text:list>
                    </text:list-item>
                  </text:list>
                </text:list-item>
                <text:list-item>
                  <text:p text:style-name="P18">js file : //_20200108_104219:next</text:p>
                </text:list-item>
              </text:list>
            </text:list-item>
          </text:list>
        </text:list-item>
      </text:list>
      <text:p text:style-name="P3">[further]</text:p>
      <text:list xml:id="list3583807715619805157" text:style-name="L19">
        <text:list-item>
          <text:p text:style-name="P19"/>
        </text:list-item>
      </text:list>
      <text:p text:style-name="P10"><text:line-break/><text:span text:style-name="T2">[/ 20200108_105046]</text:span></text:p>
      <text:p text:style-name="P10"/>
      <text:p text:style-name="P3"><text:span text:style-name="T7">@@@</text:span></text:p>
      <text:p text:style-name="P3"><text:span text:style-name="T3">1</text:span>---------------------------------------------------------------------------</text:p>
      <text:p text:style-name="P8">res free# JVEMV6 37#12.4_XX / 37. miscs / 12. programming / 4. cake_ifm11-with-php / <text:s/>XXXX</text:p>
      <text:p text:style-name="P8"/>
      <text:p text:style-name="P3">[do] <text:span text:style-name="T1">#_ </text:span></text:p>
      <text:list xml:id="list30742947" text:continue-list="list8501800402244377010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7535826259234865586" text:style-name="L22">
        <text:list-item>
          <text:p text:style-name="P20">TASK</text:p>
        </text:list-item>
      </text:list>
      <text:p text:style-name="P3">[further]</text:p>
      <text:list xml:id="list7553222139884941591" text:style-name="L23">
        <text:list-item>
          <text:p text:style-name="P21"/>
        </text:list-item>
      </text:list>
      <text:p text:style-name="P10"><text:line-break/><text:span text:style-name="T2">[/ XXX]</text:span></text:p>
      <text:p text:style-name="P10"/>
      <text:p text:style-name="P4"><text:soft-page-break/></text:p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4_XX / 37. miscs / 12. programming / 4. cake_ifm11-with-php / <text:s/>XXXX</text:p>
      <text:p text:style-name="P8"/>
      <text:p text:style-name="P3">[do] <text:span text:style-name="T1">#_ </text:span></text:p>
      <text:list xml:id="list30733800" text:continue-list="list30742947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2433874944999180374" text:style-name="L14">
        <text:list-item>
          <text:p text:style-name="P16">TASK</text:p>
        </text:list-item>
      </text:list>
      <text:p text:style-name="P3">[further]</text:p>
      <text:list xml:id="list3075869209376831354" text:style-name="L15">
        <text:list-item>
          <text:p text:style-name="P17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6434002584116881526" text:style-name="L16">
        <text:list-item>
          <text:p text:style-name="P2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715381" text:continue-numbering="true" text:style-name="L16">
        <text:list-item>
          <text:p text:style-name="P22"/>
        </text:list-item>
      </text:list>
      <text:p text:style-name="P6">/ ------------------------------------------------------- [STEPS : start] 20191224_114459 /</text:p>
      <text:p text:style-name="P2"/>
      <text:p text:style-name="P5"><text:soft-page-break/>------------------------------------------------------- [STEPS : closing] 20191220_142139</text:p>
      <text:list xml:id="list7837734370427170666" text:style-name="L17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719478" text:continue-numbering="true" text:style-name="L17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0722412" text:continue-numbering="true" text:style-name="L17">
        <text:list-item>
          <text:p text:style-name="P12">move “<text:span text:style-name="T4">@@@</text:span>”</text:p>
        </text:list-item>
        <text:list-item>
          <text:p text:style-name="P23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8T10:51:07.69</dc:date>
    <dc:creator>iwabuchi ken</dc:creator>
    <meta:editing-duration>PT13H8M50S</meta:editing-duration>
    <meta:editing-cycles>44</meta:editing-cycles>
    <meta:generator>OpenOffice/4.1.3$Win32 OpenOffice.org_project/413m1$Build-9783</meta:generator>
    <meta:document-statistic meta:table-count="3" meta:image-count="0" meta:object-count="0" meta:page-count="5" meta:paragraph-count="93" meta:word-count="388" meta:character-count="3073"/>
  </office:meta>
</office:document-meta>
</file>